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4.0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999999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99">
      <style:table-cell-properties fo:background-color="#9999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2">
      <style:table-cell-properties fo:background-color="#999999"/>
    </style:style>
    <style:style style:name="ce9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medio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PROMEDIO =</text:p>
          </table:table-cell>
          <table:table-cell table:style-name="ce2" table:formula="of:=AVERAGE([.B3:.B10])" office:value-type="float" office:value="96.5" calcext:value-type="float">
            <text:p>96,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3"/>
        </table:table-row>
      </table:table>
      <table:table table:name="Máximo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formula="of:=[$Promedio.B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$Promedio.B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$Promedio.B5]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/>
          <table:table-cell table:formula="of:=[$Promedio.B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$Promedio.B7]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El mayor es:</text:p>
          </table:table-cell>
          <table:table-cell table:style-name="ce2" table:formula="of:=MAX([.B3:.B10])" office:value-type="float" office:value="567" calcext:value-type="float">
            <text:p>567</text:p>
          </table:table-cell>
        </table:table-row>
        <table:table-row table:style-name="ro1">
          <table:table-cell/>
          <table:table-cell table:formula="of:=[$Promedio.B8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$Promedio.B9]"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/>
          <table:table-cell table:formula="of:=[$Promedio.B10]" office:value-type="float" office:value="45" calcext:value-type="float">
            <text:p>45</text:p>
          </table:table-cell>
          <table:table-cell table:number-columns-repeated="3"/>
        </table:table-row>
      </table:table>
      <table:table table:name="Producto total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formula="of:=[$Promedio.B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$Promedio.B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$Promedio.B5]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/>
          <table:table-cell table:formula="of:=[$Promedio.B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$Promedio.B7]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El producto es:</text:p>
          </table:table-cell>
          <table:table-cell table:style-name="ce3" table:formula="of:=PRODUCT([.B3:.B10])" office:value-type="float" office:value="29638224000" calcext:value-type="float">
            <text:p>29.638.224.000</text:p>
          </table:table-cell>
        </table:table-row>
        <table:table-row table:style-name="ro1">
          <table:table-cell/>
          <table:table-cell table:formula="of:=[$Promedio.B8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$Promedio.B9]"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/>
          <table:table-cell table:formula="of:=[$Promedio.B10]" office:value-type="float" office:value="45" calcext:value-type="float">
            <text:p>45</text:p>
          </table:table-cell>
          <table:table-cell table:number-columns-repeated="3"/>
        </table:table-row>
      </table:table>
      <table:table table:name="Total Números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formula="of:=[$Promedio.B3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formula="of:=[$Promedio.B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formula="of:=[$Promedio.B5]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table:formula="of:=[$Promedio.B6]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Hay</text:p>
          </table:table-cell>
          <table:table-cell table:style-name="ce2" table:formula="of:=COUNT([.B3:.B10])" office:value-type="float" office:value="8" calcext:value-type="float">
            <text:p>8</text:p>
          </table:table-cell>
          <table:table-cell table:style-name="ce1" office:value-type="string" calcext:value-type="string">
            <text:p>números</text:p>
          </table:table-cell>
        </table:table-row>
        <table:table-row table:style-name="ro1">
          <table:table-cell/>
          <table:table-cell table:formula="of:=[$Promedio.B7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formula="of:=[$Promedio.B8]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table:formula="of:=[$Promedio.B9]"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/>
          <table:table-cell table:formula="of:=[$Promedio.B10]" office:value-type="float" office:value="45" calcext:value-type="float">
            <text:p>45</text:p>
          </table:table-cell>
          <table:table-cell table:number-columns-repeated="4"/>
        </table:table-row>
      </table:table>
      <table:table table:name="blancos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perr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t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Hay:</text:p>
          </table:table-cell>
          <table:table-cell table:style-name="ce2" table:formula="of:=COUNTBLANK([.B3:.B10])" office:value-type="float" office:value="3" calcext:value-type="float">
            <text:p>3</text:p>
          </table:table-cell>
          <table:table-cell table:style-name="ce1" office:value-type="string" calcext:value-type="string">
            <text:p>BLANCO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aball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s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to</text:p>
          </table:table-cell>
          <table:table-cell table:number-columns-repeated="4"/>
        </table:table-row>
      </table:table>
      <table:table table:name="Son pares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5" table:default-cell-style-name="ce5"/>
        <table:table-row table:style-name="ro1" table:number-rows-repeated="2"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formula="of:=[$Promedio.B3:.B10]" office:value-type="float" office:value="2" calcext:value-type="float">
            <text:p>2</text:p>
          </table:table-cell>
          <table:table-cell/>
          <table:table-cell office:value-type="string" calcext:value-type="string">
            <text:p>ES PAR</text:p>
          </table:table-cell>
          <table:table-cell table:formula="of:=ISEVEN([.B3])" office:value-type="boolean" office:boolean-value="true" calcext:value-type="boolean">
            <text:p>VERDADERO</text:p>
          </table:table-cell>
        </table:table-row>
        <table:table-row table:style-name="ro1">
          <table:table-cell/>
          <table:table-cell table:formula="of:=[$Promedio.B4:.B11]" office:value-type="float" office:value="5" calcext:value-type="float">
            <text:p>5</text:p>
          </table:table-cell>
          <table:table-cell/>
          <table:table-cell office:value-type="string" calcext:value-type="string">
            <text:p>ES PAR</text:p>
          </table:table-cell>
          <table:table-cell table:formula="of:=ISEVEN([.B4])" office:value-type="boolean" office:boolean-value="false" calcext:value-type="boolean">
            <text:p>FALSO</text:p>
          </table:table-cell>
        </table:table-row>
        <table:table-row table:style-name="ro1">
          <table:table-cell/>
          <table:table-cell table:formula="of:=[$Promedio.B5:.B12]" office:value-type="float" office:value="88" calcext:value-type="float">
            <text:p>88</text:p>
          </table:table-cell>
          <table:table-cell/>
          <table:table-cell office:value-type="string" calcext:value-type="string">
            <text:p>ES PAR</text:p>
          </table:table-cell>
          <table:table-cell table:formula="of:=ISEVEN([.B5])" office:value-type="boolean" office:boolean-value="true" calcext:value-type="boolean">
            <text:p>VERDADERO</text:p>
          </table:table-cell>
        </table:table-row>
        <table:table-row table:style-name="ro1">
          <table:table-cell/>
          <table:table-cell table:formula="of:=[$Promedio.B6:.B13]" office:value-type="float" office:value="4" calcext:value-type="float">
            <text:p>4</text:p>
          </table:table-cell>
          <table:table-cell/>
          <table:table-cell office:value-type="string" calcext:value-type="string">
            <text:p>ES PAR</text:p>
          </table:table-cell>
          <table:table-cell table:formula="of:=ISEVEN([.B6])" office:value-type="boolean" office:boolean-value="true" calcext:value-type="boolean">
            <text:p>VERDADERO</text:p>
          </table:table-cell>
        </table:table-row>
        <table:table-row table:style-name="ro1">
          <table:table-cell/>
          <table:table-cell table:formula="of:=[$Promedio.B7:.B14]" office:value-type="float" office:value="6" calcext:value-type="float">
            <text:p>6</text:p>
          </table:table-cell>
          <table:table-cell/>
          <table:table-cell office:value-type="string" calcext:value-type="string">
            <text:p>ES PAR</text:p>
          </table:table-cell>
          <table:table-cell table:formula="of:=ISEVEN([.B7])" office:value-type="boolean" office:boolean-value="true" calcext:value-type="boolean">
            <text:p>VERDADERO</text:p>
          </table:table-cell>
        </table:table-row>
        <table:table-row table:style-name="ro1">
          <table:table-cell/>
          <table:table-cell table:formula="of:=[$Promedio.B8:.B15]" office:value-type="float" office:value="55" calcext:value-type="float">
            <text:p>55</text:p>
          </table:table-cell>
          <table:table-cell/>
          <table:table-cell office:value-type="string" calcext:value-type="string">
            <text:p>ES PAR</text:p>
          </table:table-cell>
          <table:table-cell table:formula="of:=ISEVEN([.B8])" office:value-type="boolean" office:boolean-value="false" calcext:value-type="boolean">
            <text:p>FALSO</text:p>
          </table:table-cell>
        </table:table-row>
        <table:table-row table:style-name="ro1">
          <table:table-cell/>
          <table:table-cell table:formula="of:=[$Promedio.B9:.B16]" office:value-type="float" office:value="567" calcext:value-type="float">
            <text:p>567</text:p>
          </table:table-cell>
          <table:table-cell/>
          <table:table-cell office:value-type="string" calcext:value-type="string">
            <text:p>ES PAR</text:p>
          </table:table-cell>
          <table:table-cell table:formula="of:=ISEVEN([.B9])" office:value-type="boolean" office:boolean-value="false" calcext:value-type="boolean">
            <text:p>FALSO</text:p>
          </table:table-cell>
        </table:table-row>
        <table:table-row table:style-name="ro1">
          <table:table-cell/>
          <table:table-cell table:formula="of:=[$Promedio.B10:.B17]" office:value-type="float" office:value="45" calcext:value-type="float">
            <text:p>45</text:p>
          </table:table-cell>
          <table:table-cell/>
          <table:table-cell office:value-type="string" calcext:value-type="string">
            <text:p>ES PAR</text:p>
          </table:table-cell>
          <table:table-cell table:formula="of:=ISEVEN([.B10])" office:value-type="boolean" office:boolean-value="false" calcext:value-type="boolean">
            <text:p>FALSO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CONTAR.SI</text:p>
          </table:table-cell>
          <table:table-cell table:style-name="ce2" table:formula="of:=COUNTIF([.E3:.E10];1)" office:value-type="float" office:value="4" calcext:value-type="float">
            <text:p>4</text:p>
          </table:table-cell>
          <table:table-cell table:style-name="ce6" office:value-type="string" calcext:value-type="string">
            <text:p>VERDADEROS</text:p>
          </table:table-cell>
        </table:table-row>
      </table:table>
      <table:table table:name="TRIGONOMETRIA" table:style-name="ta1">
        <table:table-column table:style-name="co1" table:default-cell-style-name="ce7"/>
        <table:table-column table:style-name="co1" table:number-columns-repeated="2" table:default-cell-style-name="ce8"/>
        <table:table-column table:style-name="co6" table:default-cell-style-name="ce8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ANGULO</text:p>
          </table:table-cell>
          <table:table-cell table:style-name="ce1" office:value-type="string" calcext:value-type="string">
            <text:p>SENO</text:p>
          </table:table-cell>
          <table:table-cell table:style-name="ce1" office:value-type="string" calcext:value-type="string">
            <text:p>COSENO</text:p>
          </table:table-cell>
          <table:table-cell table:style-name="ce1" office:value-type="string" calcext:value-type="string">
            <text:p>TANGENT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RADIANS([.A2]))" office:value-type="float" office:value="0" calcext:value-type="float">
            <text:p>0,00</text:p>
          </table:table-cell>
          <table:table-cell table:formula="of:=COS(RADIANS([.A2]))" office:value-type="float" office:value="1" calcext:value-type="float">
            <text:p>1,00</text:p>
          </table:table-cell>
          <table:table-cell table:formula="of:=TAN(RADIANS([.A2]))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IN(RADIANS([.A3]))" office:value-type="float" office:value="0.258819045102521" calcext:value-type="float">
            <text:p>0,26</text:p>
          </table:table-cell>
          <table:table-cell table:formula="of:=COS(RADIANS([.A3]))" office:value-type="float" office:value="0.965925826289068" calcext:value-type="float">
            <text:p>0,97</text:p>
          </table:table-cell>
          <table:table-cell table:formula="of:=TAN(RADIANS([.A3]))" office:value-type="float" office:value="0.267949192431123" calcext:value-type="float">
            <text:p>0,2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IN(RADIANS([.A4]))" office:value-type="float" office:value="0.5" calcext:value-type="float">
            <text:p>0,50</text:p>
          </table:table-cell>
          <table:table-cell table:formula="of:=COS(RADIANS([.A4]))" office:value-type="float" office:value="0.866025403784439" calcext:value-type="float">
            <text:p>0,87</text:p>
          </table:table-cell>
          <table:table-cell table:formula="of:=TAN(RADIANS([.A4]))" office:value-type="float" office:value="0.577350269189626" calcext:value-type="float">
            <text:p>0,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IN(RADIANS([.A5]))" office:value-type="float" office:value="0.707106781186548" calcext:value-type="float">
            <text:p>0,71</text:p>
          </table:table-cell>
          <table:table-cell table:formula="of:=COS(RADIANS([.A5]))" office:value-type="float" office:value="0.707106781186548" calcext:value-type="float">
            <text:p>0,71</text:p>
          </table:table-cell>
          <table:table-cell table:formula="of:=TAN(RADIANS([.A5]))" office:value-type="float" office:value="1" calcext:value-type="float">
            <text:p>1,0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IN(RADIANS([.A6]))" office:value-type="float" office:value="0.866025403784439" calcext:value-type="float">
            <text:p>0,87</text:p>
          </table:table-cell>
          <table:table-cell table:formula="of:=COS(RADIANS([.A6]))" office:value-type="float" office:value="0.5" calcext:value-type="float">
            <text:p>0,50</text:p>
          </table:table-cell>
          <table:table-cell table:formula="of:=TAN(RADIANS([.A6]))" office:value-type="float" office:value="1.73205080756888" calcext:value-type="float">
            <text:p>1,7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IN(RADIANS([.A7]))" office:value-type="float" office:value="0.965925826289068" calcext:value-type="float">
            <text:p>0,97</text:p>
          </table:table-cell>
          <table:table-cell table:formula="of:=COS(RADIANS([.A7]))" office:value-type="float" office:value="0.258819045102521" calcext:value-type="float">
            <text:p>0,26</text:p>
          </table:table-cell>
          <table:table-cell table:formula="of:=TAN(RADIANS([.A7]))" office:value-type="float" office:value="3.73205080756888" calcext:value-type="float">
            <text:p>3,7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IN(RADIANS([.A8]))" office:value-type="float" office:value="1" calcext:value-type="float">
            <text:p>1,00</text:p>
          </table:table-cell>
          <table:table-cell table:formula="of:=COS(RADIANS([.A8]))" office:value-type="float" office:value="6.12323399573677E-017" calcext:value-type="float">
            <text:p>0,00</text:p>
          </table:table-cell>
          <table:table-cell table:formula="of:=TAN(RADIANS([.A8]))" office:value-type="float" office:value="1.63312393531954E+016" calcext:value-type="float">
            <text:p>16331239353195400,0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SIN(RADIANS([.A9]))" office:value-type="float" office:value="0.965925826289068" calcext:value-type="float">
            <text:p>0,97</text:p>
          </table:table-cell>
          <table:table-cell table:formula="of:=COS(RADIANS([.A9]))" office:value-type="float" office:value="-0.258819045102521" calcext:value-type="float">
            <text:p>-0,26</text:p>
          </table:table-cell>
          <table:table-cell table:formula="of:=TAN(RADIANS([.A9]))" office:value-type="float" office:value="-3.73205080756888" calcext:value-type="float">
            <text:p>-3,7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SIN(RADIANS([.A10]))" office:value-type="float" office:value="0.866025403784439" calcext:value-type="float">
            <text:p>0,87</text:p>
          </table:table-cell>
          <table:table-cell table:formula="of:=COS(RADIANS([.A10]))" office:value-type="float" office:value="-0.5" calcext:value-type="float">
            <text:p>-0,50</text:p>
          </table:table-cell>
          <table:table-cell table:formula="of:=TAN(RADIANS([.A10]))" office:value-type="float" office:value="-1.73205080756888" calcext:value-type="float">
            <text:p>-1,73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SIN(RADIANS([.A11]))" office:value-type="float" office:value="0.707106781186548" calcext:value-type="float">
            <text:p>0,71</text:p>
          </table:table-cell>
          <table:table-cell table:formula="of:=COS(RADIANS([.A11]))" office:value-type="float" office:value="-0.707106781186548" calcext:value-type="float">
            <text:p>-0,71</text:p>
          </table:table-cell>
          <table:table-cell table:formula="of:=TAN(RADIANS([.A11]))" office:value-type="float" office:value="-1" calcext:value-type="float">
            <text:p>-1,0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SIN(RADIANS([.A12]))" office:value-type="float" office:value="0.5" calcext:value-type="float">
            <text:p>0,50</text:p>
          </table:table-cell>
          <table:table-cell table:formula="of:=COS(RADIANS([.A12]))" office:value-type="float" office:value="-0.866025403784439" calcext:value-type="float">
            <text:p>-0,87</text:p>
          </table:table-cell>
          <table:table-cell table:formula="of:=TAN(RADIANS([.A12]))" office:value-type="float" office:value="-0.577350269189626" calcext:value-type="float">
            <text:p>-0,58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SIN(RADIANS([.A13]))" office:value-type="float" office:value="0.258819045102521" calcext:value-type="float">
            <text:p>0,26</text:p>
          </table:table-cell>
          <table:table-cell table:formula="of:=COS(RADIANS([.A13]))" office:value-type="float" office:value="-0.965925826289068" calcext:value-type="float">
            <text:p>-0,97</text:p>
          </table:table-cell>
          <table:table-cell table:formula="of:=TAN(RADIANS([.A13]))" office:value-type="float" office:value="-0.267949192431123" calcext:value-type="float">
            <text:p>-0,27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SIN(RADIANS([.A14]))" office:value-type="float" office:value="1.22464679914735E-016" calcext:value-type="float">
            <text:p>0,00</text:p>
          </table:table-cell>
          <table:table-cell table:formula="of:=COS(RADIANS([.A14]))" office:value-type="float" office:value="-1" calcext:value-type="float">
            <text:p>-1,00</text:p>
          </table:table-cell>
          <table:table-cell table:formula="of:=TAN(RADIANS([.A14]))" office:value-type="float" office:value="-1.22464679914735E-016" calcext:value-type="float">
            <text:p>0,00</text:p>
          </table:table-cell>
          <table:table-cell table:number-columns-repeated="3"/>
        </table:table-row>
      </table:table>
      <table:table table:name="Conversion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ROMANOS</text:p>
          </table:table-cell>
          <table:table-cell table:style-name="ce4" office:value-type="string" calcext:value-type="string">
            <text:p>ARÁBIG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ARABIC([.B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table:formula="of:=ARABIC([.B4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table:formula="of:=ARABIC([.B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table:formula="of:=ARABIC([.B6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formula="of:=ARABIC([.B7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formula="of:=ARABIC([.B8]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ARABIC([.B9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ARABIC([.B10]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M</text:p>
          </table:table-cell>
          <table:table-cell table:formula="of:=ARABIC([.B11])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MM</text:p>
          </table:table-cell>
          <table:table-cell table:formula="of:=ARABIC([.B12])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MVIII</text:p>
          </table:table-cell>
          <table:table-cell table:formula="of:=ARABIC([.B13])"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CXL</text:p>
          </table:table-cell>
          <table:table-cell table:formula="of:=ARABIC([.B14])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CXC</text:p>
          </table:table-cell>
          <table:table-cell table:formula="of:=ARABIC([.B15])" office:value-type="float" office:value="690" calcext:value-type="float">
            <text:p>69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8T16:34:56.033000000</meta:creation-date>
    <dc:date>2022-10-28T17:30:51.916000000</dc:date>
    <meta:editing-duration>PT55M56S</meta:editing-duration>
    <meta:editing-cycles>1</meta:editing-cycles>
    <meta:document-statistic meta:table-count="8" meta:cell-count="160" meta:object-count="0"/>
    <meta:generator>LibreOffice/7.4.2.3$Windows_X86_64 LibreOffice_project/382eef1f22670f7f4118c8c2dd222ec7ad009daf</meta:generator>
  </office:meta>
</office:document-meta>
</file>